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F6000002881EA1C521.png" manifest:media-type="image/png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8A000000CEF73B8F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5854in" fo:margin-left="-0.2201in" table:align="left" style:writing-mode="lr-tb"/>
    </style:style>
    <style:style style:name="Table1.A" style:family="table-column">
      <style:table-column-properties style:column-width="1.9708in"/>
    </style:style>
    <style:style style:name="Table1.B" style:family="table-column">
      <style:table-column-properties style:column-width="0.5813in"/>
    </style:style>
    <style:style style:name="Table1.C" style:family="table-column">
      <style:table-column-properties style:column-width="0.5993in"/>
    </style:style>
    <style:style style:name="Table1.D" style:family="table-column">
      <style:table-column-properties style:column-width="0.43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2.8" style:family="table-row">
      <style:table-row-properties style:min-row-height="0.1403in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font-name="Calibri"/>
    </style:style>
    <style:style style:name="P4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2" style:font-size-complex="14pt"/>
    </style:style>
    <style:style style:name="P5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2" style:font-size-complex="10pt"/>
    </style:style>
    <style:style style:name="P6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7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margin-top="0in" fo:margin-bottom="0in"/>
      <style:text-properties style:font-name="Calibri"/>
    </style:style>
    <style:style style:name="P9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0" style:family="paragraph" style:parent-style-name="Text_20_body">
      <style:text-properties style:font-name="Calibri" fo:font-size="9pt" style:font-size-asian="9pt" style:font-size-complex="9pt"/>
    </style:style>
    <style:style style:name="P11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3" style:family="paragraph" style:parent-style-name="Text_20_body">
      <style:text-properties style:font-name="Calibri" fo:font-size="10pt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5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6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7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Heading_20_3">
      <style:paragraph-properties fo:margin-left="0in" fo:margin-right="0in" fo:text-indent="0in" style:auto-text-indent="false"/>
    </style:style>
    <style:style style:name="P20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21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2" style:font-size-complex="9pt" style:font-weight-complex="normal"/>
    </style:style>
    <style:style style:name="P22" style:family="paragraph" style:parent-style-name="Frame_20_contents">
      <style:paragraph-properties fo:margin-left="0.0799in" fo:margin-right="0.002in" fo:text-indent="0in" style:auto-text-indent="false"/>
      <style:text-properties style:font-name="Calibri" fo:font-weight="bold" style:font-weight-asian="bold" style:font-weight-complex="bold"/>
    </style:style>
    <style:style style:name="P23" style:family="paragraph" style:parent-style-name="Frame_20_contents">
      <style:paragraph-properties fo:margin-left="0.0972in" fo:margin-right="0.002in" fo:text-indent="0in" style:auto-text-indent="false"/>
      <style:text-properties style:font-name="Calibri" fo:font-weight="bold" style:font-weight-asian="bold" style:font-weight-complex="bold"/>
    </style:style>
    <style:style style:name="P24" style:family="paragraph" style:parent-style-name="Heading_20_1" style:master-page-name="Standard">
      <style:paragraph-properties style:page-number="auto"/>
      <style:text-properties style:font-name="Ubuntu1" fo:font-size="26pt" style:font-size-asian="26pt" style:font-size-complex="26pt"/>
    </style:style>
    <style:style style:name="P25" style:family="paragraph" style:parent-style-name="Text_20_body">
      <style:paragraph-properties>
        <style:tab-stops>
          <style:tab-stop style:position="2.7898in"/>
          <style:tab-stop style:position="3.2465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26" style:family="paragraph" style:parent-style-name="Text_20_body">
      <style:text-properties style:font-name="Calibri" fo:font-size="9pt" fo:font-weight="bold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8" style:family="paragraph" style:parent-style-name="Footer">
      <style:text-properties style:font-name="Ubuntu1" fo:font-size="8pt" style:font-size-asian="8pt" style:font-size-complex="8pt"/>
    </style:style>
    <style:style style:name="P29" style:family="paragraph" style:parent-style-name="Table_20_Contents">
      <style:text-properties style:font-name="Calibri" fo:font-size="11pt" style:font-size-asian="11pt" style:font-size-complex="11pt"/>
    </style:style>
    <style:style style:name="P30" style:family="paragraph" style:parent-style-name="Standard">
      <style:text-properties style:font-name="Calibri" fo:font-size="11pt" style:font-size-asian="11pt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1pt" fo:font-weight="bold" style:font-size-asian="11pt" style:font-weight-asian="bold" style:font-name-complex="Calibri2" style:font-size-complex="11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5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6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7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8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8pt" style:font-size-asian="7pt" style:font-size-complex="8pt"/>
    </style:style>
    <style:style style:name="P39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text-underline-style="none" style:font-size-asian="11pt" style:font-name-complex="Calibri2" style:font-size-complex="11pt"/>
    </style:style>
    <style:style style:name="P40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7pt" style:text-underline-style="none" style:font-size-asian="6.09999990463257pt" style:font-name-complex="Calibri2" style:font-size-complex="7pt"/>
    </style:style>
    <style:style style:name="P41" style:family="paragraph" style:parent-style-name="Heading_20_2">
      <style:text-properties style:font-name="Calibri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Calibri2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font-name-complex="Calibri2"/>
    </style:style>
    <style:style style:name="T7" style:family="text">
      <style:text-properties fo:font-size="26pt" fo:font-weight="bold" style:font-size-asian="26pt" style:font-weight-asian="bold" style:font-name-complex="Calibri2" style:font-size-complex="26pt"/>
    </style:style>
    <style:style style:name="T8" style:family="text">
      <style:text-properties fo:font-size="22pt" fo:font-weight="bold" style:font-size-asian="22pt" style:font-weight-asian="bold" style:font-name-complex="Calibri2" style:font-size-complex="22pt"/>
    </style:style>
    <style:style style:name="T9" style:family="text">
      <style:text-properties fo:font-weight="normal" style:font-weight-asian="normal" style:font-name-complex="Calibri2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9736576" text:id="ct4973657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49736000" text:id="ct49736000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49736768" text:id="ct49736768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5019856" text:id="ct3501985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5021584" text:id="ct35021584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4908128" text:id="ct3490812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4908320" text:id="ct3490832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46428208" text:id="ct4642820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9737776" text:id="ct497377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9737968" text:id="ct497379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9831264" text:id="ct4983126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5418848" text:id="ct4541884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5134848" text:id="ct4513484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9831616" text:id="ct49831616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49832320" text:id="ct4983232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42985312" text:id="ct42985312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47586480" text:id="ct47586480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43510896" text:id="ct43510896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45339168" text:id="ct45339168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46481744" text:id="ct46481744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45342416" text:id="ct45342416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45341456" text:id="ct45341456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46481488" text:id="ct4648148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43517072" text:id="ct43517072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45341968" text:id="ct4534196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49361232" text:id="ct49361232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43517696" text:id="ct4351769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43513808" text:id="ct4351380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43517488" text:id="ct4351748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43514096" text:id="ct43514096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49360816" text:id="ct49360816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49361504" text:id="ct493615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49361696" text:id="ct4936169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43477600" text:id="ct4347760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43489248" text:id="ct4348924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45338768" text:id="ct4533876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46441056" text:id="ct46441056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45338976" text:id="ct45338976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46509408" text:id="ct465094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46192160" text:id="ct46192160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46440160" text:id="ct46440160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Membership Renewal Form 2013</text:h>
      <text:h text:style-name="P41" text:outline-level="2">BC Association of Family Resource Programs</text:h>
      <text:h text:style-name="P19" text:outline-level="3">Dear Member, </text:h>
      <text:h text:style-name="P20" text:outline-level="3">This is to remind you that it is time to renew your membership.</text:h>
      <text:h text:style-name="P21" text:outline-level="3"><draw:frame draw:style-name="fr1" draw:name="Frame1" text:anchor-type="paragraph" svg:x="5.1008in" svg:y="0.0728in" svg:width="2.4138in" draw:z-index="0"><draw:text-box fo:min-height="1.0709in"><text:p text:style-name="P22">Membership Number: <text:change-start text:change-id="ct49736576"/>member.memnum<text:change-end text:change-id="ct49736576"/></text:p><text:p text:style-name="P23"><text:line-break/>Renewal Date: <text:change-start text:change-id="ct49736000"/>member.formatted_renewal_date<text:change-end text:change-id="ct49736000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26">Organization/Agency: <text:change-start text:change-id="ct49736768"/>member.agency<text:change-end text:change-id="ct49736768"/></text:p>
      <text:p text:style-name="P25"><text:span text:style-name="T1">Physical Address</text:span>: <text:change-start text:change-id="ct35019856"/>member.street<text:change-end text:change-id="ct35019856"/><text:change-start text:change-id="ct35021584"/>, member.city<text:change-end text:change-id="ct35021584"/><text:tab/><text:span text:style-name="T1">Prov</text:span>.: <text:s/><text:change-start text:change-id="ct34908128"/>member.province<text:change-end text:change-id="ct34908128"/> <text:tab/>Postal Code: <text:change-start text:change-id="ct34908320"/>member.postal_code<text:change-end text:change-id="ct34908320"/></text:p>
      <text:p text:style-name="P11">Mailing Address - same as above <text:tab/><draw:frame draw:style-name="fr2" draw:name="Frame2" text:anchor-type="char" svg:x="2.3283in" svg:y="0.0165in" svg:width="0.1402in" svg:height="0.1402in" draw:z-index="2"><draw:text-box><text:p text:style-name="Frame_20_contents"/></draw:text-box></draw:frame><text:span text:style-name="T1">PO Box</text:span>: <text:span text:style-name="T4"><text:s text:c="74"/></text:span></text:p>
      <text:p text:style-name="P12"><text:span text:style-name="T1">Phone</text:span>: <text:span text:style-name="T5"><text:s/></text:span><text:change-start text:change-id="ct46428208"/><text:span text:style-name="T5">member.phone</text:span><text:change-end text:change-id="ct46428208"/><text:span text:style-name="T5"> <text:tab/></text:span><text:span text:style-name="T1">Fax</text:span>: <text:change-start text:change-id="ct49737776"/>member.fax<text:change-end text:change-id="ct49737776"/></text:p>
      <text:p text:style-name="P10"><text:span text:style-name="T1">Website</text:span>: <text:change-start text:change-id="ct49737968"/>member.website<text:change-end text:change-id="ct49737968"/></text:p>
      <text:p text:style-name="P12"><text:span text:style-name="T1">Contact</text:span>: <text:change-start text:change-id="ct49831264"/>member.agdirect<text:change-end text:change-id="ct49831264"/><text:span text:style-name="T5"> <text:s/><text:tab/></text:span><text:span text:style-name="T1">Title</text:span>: <text:change-start text:change-id="ct45418848"/><text:s/>member.agdirect_title<text:change-end text:change-id="ct45418848"/></text:p>
      <text:p text:style-name="P11"><text:span text:style-name="T1">Email</text:span>: <text:change-start text:change-id="ct45134848"/>member.<text:change-end text:change-id="ct45134848"/><text:change-start text:change-id="ct49831616"/>email<text:change-end text:change-id="ct49831616"/><text:span text:style-name="T5"> </text:span><text:s/><text:tab/>Direct Phone or Ext. <text:change-start text:change-id="ct49832320"/><text:s/>member.dirphone<text:change-end text:change-id="ct49832320"/></text:p>
      <text:p text:style-name="P10">Does your agency deliver a Family Resource Program? <draw:frame draw:style-name="fr2" draw:name="Frame3" text:anchor-type="char" svg:x="3.5937in" svg:y="0.0189in" svg:width="0.1402in" svg:height="0.1402in" draw:z-index="1"><draw:text-box><text:p text:style-name="Frame_20_contents"/></draw:text-box></draw:frame></text:p>
      <text:p text:style-name="P10">Name of your Family Resource Program (i.e., Family Place) : <text:change-start text:change-id="ct42985312"/>member.frp_name<text:change-end text:change-id="ct42985312"/></text:p>
      <text:p text:style-name="P2">We want to know more about your Family Resource Program(s).<text:line-break/>Please update/complete the contact, profile and demographic details on the following pages.</text:p>
      <text:p text:style-name="P14"><text:span text:style-name="T1"/></text:p>
      <text:p text:style-name="P14"><text:span text:style-name="T1">Payment Options</text:span> </text:p>
      <text:p text:style-name="P13"><draw:frame draw:style-name="fr1" draw:name="Frame6" text:anchor-type="paragraph" svg:x="3.7327in" svg:y="0.0252in" svg:width="3.6764in" draw:z-index="7"><draw:text-box fo:min-height="0.8602in"><text:p text:style-name="P18">VISA/Mastercard <draw:frame draw:style-name="fr2" draw:name="Frame7" text:anchor-type="char" svg:x="1.1402in" svg:y="0in" svg:width="0.1402in" svg:height="0.1402in" draw:z-index="8"><draw:text-box><text:p text:style-name="Frame_20_contents"/></draw:text-box></draw:frame></text:p><text:p text:style-name="P17">Card No.: <text:span text:style-name="T3"><text:s text:c="87"/></text:span></text:p><text:p text:style-name="P15">Expiry: mm/dd: <text:span text:style-name="T3"><text:s text:c="9"/></text:span><text:s/>/ <text:span text:style-name="T3"><text:s text:c="9"/></text:span></text:p><text:p text:style-name="P15">Cardholder Name: <text:span text:style-name="T3"><text:s text:c="73"/></text:span></text:p><text:p text:style-name="P15">Signature: <text:span text:style-name="T3"><text:s text:c="86"/></text:span></text:p><text:p text:style-name="P16">Cheque <text:s text:c="18"/><draw:frame draw:style-name="fr2" draw:name="Frame8" text:anchor-type="char" svg:x="1.152in" svg:y="0.0126in" svg:width="0.1402in" svg:height="0.1402in" draw:z-index="9"><draw:text-box><text:p text:style-name="Frame_20_contents"/></draw:text-box></draw:frame> <text:s text:c="4"/><text:tab/></text:p><text:p text:style-name="P15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<text:span text:style-name="T1"><text:s text:c="4"/>BC Only </text:span>(FRP-BC) </text:p>
          </table:table-cell>
          <table:table-cell table:style-name="Table1.A1" office:value-type="string">
            <text:p text:style-name="P9"><draw:frame text:anchor-type="paragraph" draw:z-index="4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7">$60.00</text:p>
          </table:table-cell>
          <table:table-cell table:style-name="Table1.A1" office:value-type="string">
            <text:p text:style-name="P8"><draw:frame draw:style-name="fr2" draw:name="Frame4" text:anchor-type="char" svg:x="0.0055in" svg:y="0.0244in" svg:width="0.1402in" svg:height="0.1402in" draw:z-index="5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<text:s text:c="4"/>Joint Membership</text:span> <text:line-break/> <text:s text:c="3"/>(FRP-BC &amp; FRP Canada)</text:p>
          </table:table-cell>
          <table:table-cell table:style-name="Table1.A1" office:value-type="string">
            <text:p text:style-name="P9"><draw:frame text:anchor-type="paragraph" draw:z-index="3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7">$150.00</text:p>
          </table:table-cell>
          <table:table-cell table:style-name="Table1.A1" office:value-type="string">
            <text:p text:style-name="P8"><draw:frame draw:style-name="fr2" draw:name="Frame5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</table:table>
      <text:p text:style-name="P10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1"/>
      <text:p text:style-name="P33"><text:soft-page-break/></text:p>
      <text:p text:style-name="P1"/>
      <text:p text:style-name="P3"><text:change-start text:change-id="ct47586480"/><text:span text:style-name="T8">member.agency</text:span><text:change-end text:change-id="ct47586480"/><text:span text:style-name="T7"> </text:span></text:p>
      <text:p text:style-name="P4">Family Resource Programs Location List</text:p>
      <text:section text:style-name="Sect1" text:name="Location">
        <text:p text:style-name="P5"><office:annotation><dc:creator>Vlad Orlenko</dc:creator><dc:date>2012-11-01T16:38:06</dc:date><text:p text:style-name="P42"><text:span text:style-name="T10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30"><text:span text:style-name="T2">FRP Name</text:span><text:span text:style-name="T6">: </text:span><text:change-start text:change-id="ct43510896"/><text:span text:style-name="T6">location.frp_program_name</text:span><text:change-end text:change-id="ct4351089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34"><text:span text:style-name="T2">Physical Address</text:span><text:span text:style-name="T6">: </text:span><text:change-start text:change-id="ct45339168"/><text:span text:style-name="T6">location.</text:span><text:change-end text:change-id="ct45339168"/><text:change-start text:change-id="ct46481744"/><text:span text:style-name="T6">street</text:span><text:change-end text:change-id="ct46481744"/><text:span text:style-name="T6">, </text:span><text:change-start text:change-id="ct45342416"/><text:span text:style-name="T6">location.city</text:span><text:change-end text:change-id="ct45342416"/></text:p>
            </table:table-cell>
            <table:table-cell table:style-name="Table2.A1" office:value-type="string">
              <text:p text:style-name="P34"><text:span text:style-name="T2">Prov</text:span><text:span text:style-name="T6">.: </text:span><text:change-start text:change-id="ct45341456"/><text:span text:style-name="T6">location.province</text:span><text:change-end text:change-id="ct45341456"/></text:p>
            </table:table-cell>
            <table:table-cell table:style-name="Table2.A1" office:value-type="string">
              <text:p text:style-name="P34"><text:span text:style-name="T2">Postal Code</text:span><text:span text:style-name="T6">: </text:span><text:change-start text:change-id="ct46481488"/><text:span text:style-name="T6">location.postal_code</text:span><text:change-end text:change-id="ct46481488"/></text:p>
            </table:table-cell>
          </table:table-row>
          <table:table-row>
            <table:table-cell table:style-name="Table2.A1" office:value-type="string">
              <text:p text:style-name="P34"><text:span text:style-name="T2">Mailing Address</text:span><text:span text:style-name="T9">:</text:span><text:span text:style-name="T6"> </text:span><text:change-start text:change-id="ct43517072"/><text:span text:style-name="T6">location.mailing_street</text:span><text:change-end text:change-id="ct43517072"/><text:span text:style-name="T6">, </text:span><text:change-start text:change-id="ct45341968"/><text:span text:style-name="T6">lo</text:span><text:change-end text:change-id="ct45341968"/><text:change-start text:change-id="ct49361232"/><text:span text:style-name="T6">cation.mailing_city</text:span><text:change-end text:change-id="ct49361232"/></text:p>
            </table:table-cell>
            <table:table-cell table:style-name="Table2.A1" office:value-type="string">
              <text:p text:style-name="P34"><text:span text:style-name="T2">Prov</text:span><text:span text:style-name="T6">.: </text:span><text:change-start text:change-id="ct43517696"/><text:span text:style-name="T6">location.mailing_province</text:span><text:change-end text:change-id="ct43517696"/></text:p>
            </table:table-cell>
            <table:table-cell table:style-name="Table2.A1" office:value-type="string">
              <text:p text:style-name="P34"><text:span text:style-name="T2">Postal Code</text:span><text:span text:style-name="T9">: </text:span><text:change-start text:change-id="ct43513808"/><text:span text:style-name="T6">location.mailing_postal_code</text:span><text:change-end text:change-id="ct43513808"/></text:p>
            </table:table-cell>
          </table:table-row>
          <table:table-row>
            <table:table-cell table:style-name="Table2.A1" office:value-type="string">
              <text:p text:style-name="P35"><text:span text:style-name="T2">Phone</text:span><text:span text:style-name="T6">: </text:span><text:change-start text:change-id="ct43517488"/><text:span text:style-name="T6">location.phone</text:span><text:change-end text:change-id="ct43517488"/></text:p>
            </table:table-cell>
            <table:table-cell table:style-name="Table2.A1" table:number-columns-spanned="2" office:value-type="string">
              <text:p text:style-name="P35"><text:span text:style-name="T2">Fax</text:span><text:span text:style-name="T6">: </text:span><text:change-start text:change-id="ct43514096"/><text:span text:style-name="T6">location.fax</text:span><text:change-end text:change-id="ct43514096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36"><text:span text:style-name="T2">Website</text:span><text:span text:style-name="T6">: </text:span><text:change-start text:change-id="ct49360816"/><text:span text:style-name="T6">location.</text:span><text:change-end text:change-id="ct49360816"/><text:change-start text:change-id="ct49361504"/><text:span text:style-name="T6">website</text:span><text:change-end text:change-id="ct49361504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35"><text:span text:style-name="T2">Main Contact</text:span><text:span text:style-name="T6">: </text:span><text:change-start text:change-id="ct49361696"/><text:span text:style-name="T6">location.main_contact.contact_name</text:span><text:change-end text:change-id="ct49361696"/></text:p>
            </table:table-cell>
            <table:table-cell table:style-name="Table2.A1" table:number-columns-spanned="2" office:value-type="string">
              <text:p text:style-name="P35"><text:span text:style-name="T2">Title</text:span><text:span text:style-name="T6">: </text:span><text:change-start text:change-id="ct43477600"/><text:span text:style-name="T6">location.main_contact.contact_position</text:span><text:change-end text:change-id="ct43477600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37"><text:span text:style-name="T2">Email</text:span><text:span text:style-name="T6">: </text:span><text:change-start text:change-id="ct43489248"/><text:span text:style-name="T6">location.main_contact.contact_ema</text:span><text:change-end text:change-id="ct43489248"/><text:change-start text:change-id="ct45338768"/><text:span text:style-name="T6">il</text:span><text:change-end text:change-id="ct45338768"/></text:p>
            </table:table-cell>
            <table:covered-table-cell/>
            <table:covered-table-cell/>
          </table:table-row>
          <table:table-row table:style-name="Table2.8">
            <table:table-cell table:style-name="Table2.A1" table:number-columns-spanned="3" office:value-type="string">
              <text:p text:style-name="P38"/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9"><text:span text:style-name="T1">Additi</text:span><text:span text:style-name="T1"><office:annotation><dc:creator>Vlad Orlenko</dc:creator><dc:date>2012-11-01T16:23:40</dc:date><text:p text:style-name="P42"><text:span text:style-name="T11">do table for contact <text:s/>in location.extra_contacts</text:span></text:p></office:annotation></text:span><text:span text:style-name="T1">onal Contact</text:span>: <text:change-start text:change-id="ct46441056"/>contact.contact_name<text:change-end text:change-id="ct46441056"/></text:p>
            </table:table-cell>
            <table:table-cell table:style-name="Table4.A1" office:value-type="string">
              <text:p text:style-name="P29"><text:span text:style-name="T1">Title</text:span>: <text:change-start text:change-id="ct45338976"/>contact.contact_position<text:change-end text:change-id="ct45338976"/></text:p>
            </table:table-cell>
          </table:table-row>
          <table:table-row>
            <table:table-cell table:style-name="Table4.A1" table:number-columns-spanned="2" office:value-type="string">
              <text:p text:style-name="P29"><text:span text:style-name="T1">Email</text:span>: <text:change-start text:change-id="ct46509408"/>contact.contact_email<text:change-end text:change-id="ct46509408"/></text:p>
            </table:table-cell>
            <table:covered-table-cell/>
          </table:table-row>
        </table:table>
        <text:p text:style-name="P40"><text:span text:style-name="T1"/></text:p>
        <text:p text:style-name="P39"><text:span text:style-name="T1">Hours of Operations</text:span>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9"><text:change-start text:change-id="ct46192160"/>day.name<text:change-end text:change-id="ct46192160"/><office:annotation><dc:creator>Vlad Orlenko</dc:creator><dc:date>2012-11-01T16:40:36</dc:date><text:p text:style-name="P42"><text:span text:style-name="T10">do row for day in location.days_of_operations</text:span></text:p></office:annotation></text:p>
            </table:table-cell>
            <table:table-cell table:style-name="Table5.A1" office:value-type="string">
              <text:p text:style-name="P29"><text:change-start text:change-id="ct46440160"/>day.formatted_hours<text:change-end text:change-id="ct46440160"/></text:p>
            </table:table-cell>
          </table:table-row>
        </table:table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Ubuntu1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646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svg:height="0.3201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0535in" svg:y="-0.5in" svg:width="8.5in" svg:height="2.1075in" draw:z-index="11"><draw:image xlink:href="Pictures/10000000000009F6000002881EA1C521.png" xlink:type="simple" xlink:show="embed" xlink:actuate="onLoad"/></draw:frame></text:p>
      </style:header>
      <style:footer>
        <text:p text:style-name="MP1"><draw:frame draw:style-name="Mfr1" draw:name="graphics2" text:anchor-type="paragraph" svg:x="4.4835in" svg:y="0.0445in" svg:width="2.2634in" svg:height="0.5681in" draw:z-index="13"><draw:image xlink:href="Pictures/100000000000038A000000CEF73B8F29.png" xlink:type="simple" xlink:show="embed" xlink:actuate="onLoad"/></draw:frame>Page <text:page-number text:select-page="current">1</text:page-number> of <text:page-count>2</text:page-count></text:p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2-03T03:46:59</dc:date>
    <dc:creator>Vlad Orlenko</dc:creator>
    <meta:editing-duration>PT1H46M28S</meta:editing-duration>
    <meta:editing-cycles>16</meta:editing-cycles>
    <meta:generator>LibreOffice/3.5$Linux_X86_64 LibreOffice_project/350m1$Build-2</meta:generator>
    <meta:document-statistic meta:table-count="4" meta:image-count="2" meta:object-count="0" meta:page-count="2" meta:paragraph-count="54" meta:word-count="303" meta:character-count="2827" meta:non-whitespace-character-count="2172"/>
  </office:meta>
</office:document-meta>
</file>